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93198" officeooo:paragraph-rsid="0019319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93198" officeooo:paragraph-rsid="00193198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adb3b" officeooo:paragraph-rsid="001adb3b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93198" officeooo:paragraph-rsid="00193198" style:font-style-asian="normal" style:font-weight-asian="normal" style:font-style-complex="normal" style:font-weight-complex="normal"/>
    </style:style>
    <style:style style:name="T1" style:family="text">
      <style:text-properties officeooo:rsid="00180735"/>
    </style:style>
    <style:style style:name="T2" style:family="text">
      <style:text-properties officeooo:rsid="00193198"/>
    </style:style>
    <style:style style:name="T3" style:family="text">
      <style:text-properties officeooo:rsid="001adb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10.1. Gérer compte des membr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Activer le compte <text:span text:style-name="T3">d'un membre</text:span>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7">L'acteur d<text:span text:style-name="T1">ésire activer le compte d'un membre inactif.</text:span>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9">Administrateur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 <text:span text:style-name="T2">et <text:s/>le compte du membre soit désactivé.</text:span>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9">Le compte du membre <text:span text:style-name="T3">devient</text:span> actif.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5">Pour plusieurs raisons, le compte d'un membre peut être désactiv<text:span text:style-name="T3">é</text:span>. L'administrateur peut activer le compte d'un membre au cas <text:span text:style-name="T3">échéant</text:span>.</text:p>
      <text:p text:style-name="P4"/>
      <text:p text:style-name="P3">Scénario d'opération</text:p>
      <text:list xml:id="list1587091912294130539" text:style-name="L1">
        <text:list-item>
          <text:p text:style-name="P10">L'utilisateur s'authentifie et passe alors au status de « <text:span text:style-name="T2">administrateur </text:span>».</text:p>
        </text:list-item>
        <text:list-item>
          <text:p text:style-name="P11">L'administrateur a alors accès à un panneau de contrôle réservé aux administrateurs.</text:p>
        </text:list-item>
        <text:list-item>
          <text:p text:style-name="P12">L'administrateur <text:span text:style-name="T3">peut consulter la liste des membres dont le compte est inactif et ceux dont il doit en faire l'activation.</text:span>.</text:p>
        </text:list-item>
        <text:list-item>
          <text:p text:style-name="P12">L'administrateur <text:span text:style-name="T3">sélectionne les comptes qu'il désire rendre actifs et confirme en cliquant sur un bouton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2:51.724207933</dc:date>
    <meta:editing-duration>PT48M9S</meta:editing-duration>
    <meta:editing-cycles>10</meta:editing-cycles>
    <meta:generator>LibreOffice/4.4.7.2$Linux_X86_64 LibreOffice_project/40m0$Build-2</meta:generator>
    <meta:document-statistic meta:table-count="1" meta:image-count="0" meta:object-count="0" meta:page-count="1" meta:paragraph-count="22" meta:word-count="134" meta:character-count="901" meta:non-whitespace-character-count="792"/>
  </office:meta>
</office:document-meta>
</file>